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2.6075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4602in"/>
    </style:style>
    <style:style style:name="co10" style:family="table-column">
      <style:table-column-properties fo:break-before="auto" style:column-width="1.5535in"/>
    </style:style>
    <style:style style:name="co11" style:family="table-column">
      <style:table-column-properties fo:break-before="auto" style:column-width="1.5874in"/>
    </style:style>
    <style:style style:name="co12" style:family="table-column">
      <style:table-column-properties fo:break-before="auto" style:column-width="1.5661in"/>
    </style:style>
    <style:style style:name="co13" style:family="table-column">
      <style:table-column-properties fo:break-before="auto" style:column-width="1.2854in"/>
    </style:style>
    <style:style style:name="co14" style:family="table-column">
      <style:table-column-properties fo:break-before="auto" style:column-width="1.778in"/>
    </style:style>
    <style:style style:name="co15" style:family="table-column">
      <style:table-column-properties fo:break-before="auto" style:column-width="1.6807in"/>
    </style:style>
    <style:style style:name="co16" style:family="table-column">
      <style:table-column-properties fo:break-before="auto" style:column-width="1.689in"/>
    </style:style>
    <style:style style:name="co17" style:family="table-column">
      <style:table-column-properties fo:break-before="auto" style:column-width="1.8035in"/>
    </style:style>
    <style:style style:name="co18" style:family="table-column">
      <style:table-column-properties fo:break-before="auto" style:column-width="0.666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 style:data-style-name="N13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00000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b050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b050" style:text-line-through-style="none" style:text-line-through-type="none" style:font-name="Calibri" fo:font-size="12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b050" style:text-line-through-style="none" style:text-line-through-type="none" style:font-name="Calibri" fo:font-size="12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2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2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9933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6600" style:text-line-through-style="none" style:text-line-through-type="none" style:font-name="Arial" fo:font-size="14pt" fo:font-style="normal" style:text-underline-style="none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ce25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a65d" style:text-line-through-style="none" style:text-line-through-type="none" style:font-name="Calibri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9.4402in" svg:height="6.5791in" svg:x="19.5319in" svg:y="7.3433in">
            <draw:object draw:notify-on-update-of-ranges="Sheet1.R45:Sheet1.R45 Sheet1.S45:Sheet1.Z45 Sheet1.R46:Sheet1.R46 Sheet1.S46:Sheet1.Z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92" table:default-cell-style-name="ce1"/>
        <table:table-column table:style-name="co18" table:default-cell-style-name="ce1"/>
        <table:table-row table:style-name="ro1" table:number-rows-repeated="3">
          <table:table-cell table:number-columns-repeated="3"/>
          <table:table-cell table:style-name="ce2" table:number-columns-repeated="24"/>
          <table:table-cell table:number-columns-repeated="996"/>
          <table:table-cell table:style-name="ce2"/>
        </table:table-row>
        <table:table-row table:style-name="ro2">
          <table:table-cell table:number-columns-repeated="3"/>
          <table:table-cell table:style-name="ce3" office:value-type="string" calcext:value-type="string">
            <text:p>Parameters</text:p>
          </table:table-cell>
          <table:table-cell table:style-name="ce2" table:number-columns-repeated="23"/>
          <table:table-cell table:number-columns-repeated="996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witching Freqency Cap</text:p>
          </table:table-cell>
          <table:table-cell table:number-columns-repeated="13" table:style-name="ce2" office:value-type="string" calcext:value-type="string">
            <text:p>330pf</text:p>
          </table:table-cell>
          <table:table-cell table:style-name="ce19" office:value-type="string" calcext:value-type="string">
            <text:p>330+47pf</text:p>
          </table:table-cell>
          <table:table-cell table:style-name="ce19" office:value-type="string" calcext:value-type="string">
            <text:p>330pf + 2x47pf</text:p>
          </table:table-cell>
          <table:table-cell table:number-columns-repeated="11" table:style-name="ce21" office:value-type="string" calcext:value-type="string">
            <text:p>330pf + 100pf</text:p>
          </table:table-cell>
          <table:table-cell table:style-name="ce21" office:value-type="string" calcext:value-type="string">
            <text:p>150pf</text:p>
          </table:table-cell>
          <table:table-cell table:number-columns-repeated="99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witching Frequency</text:p>
          </table:table-cell>
          <table:table-cell table:number-columns-repeated="12" table:style-name="ce5" office:value-type="float" office:value="50500" calcext:value-type="float">
            <text:p>50,500 </text:p>
          </table:table-cell>
          <table:table-cell table:style-name="ce18" office:value-type="float" office:value="45000" calcext:value-type="float">
            <text:p>45,000 </text:p>
          </table:table-cell>
          <table:table-cell table:style-name="ce5" office:value-type="float" office:value="45000" calcext:value-type="float">
            <text:p>45,000 </text:p>
          </table:table-cell>
          <table:table-cell table:style-name="ce18" office:value-type="float" office:value="40000" calcext:value-type="float">
            <text:p>40,000 </text:p>
          </table:table-cell>
          <table:table-cell table:number-columns-repeated="11" table:style-name="ce22" office:value-type="float" office:value="40000" calcext:value-type="float">
            <text:p>40,000 </text:p>
          </table:table-cell>
          <table:table-cell table:style-name="ce22" office:value-type="float" office:value="106000" calcext:value-type="float">
            <text:p>106,000 </text:p>
          </table:table-cell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Output Diode</text:p>
          </table:table-cell>
          <table:table-cell table:number-columns-repeated="4" table:style-name="ce2" office:value-type="string" calcext:value-type="string">
            <text:p>Schottky</text:p>
          </table:table-cell>
          <table:table-cell table:style-name="ce14" office:value-type="string" calcext:value-type="string">
            <text:p>ES1D</text:p>
          </table:table-cell>
          <table:table-cell table:number-columns-repeated="22" table:style-name="ce2" office:value-type="string" calcext:value-type="string">
            <text:p>ES1D</text:p>
          </table:table-cell>
          <table:table-cell table:number-columns-repeated="99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FET Snubber Capacitor</text:p>
          </table:table-cell>
          <table:table-cell table:number-columns-repeated="10" table:style-name="ce2" office:value-type="string" calcext:value-type="string">
            <text:p>No</text:p>
          </table:table-cell>
          <table:table-cell table:style-name="ce6" office:value-type="float" office:value="0.0000000001" calcext:value-type="float">
            <text:p>1.00E-10</text:p>
          </table:table-cell>
          <table:table-cell table:number-columns-repeated="2" table:style-name="ce6" office:value-type="float" office:value="0.0000000002" calcext:value-type="float">
            <text:p>2.00E-10</text:p>
          </table:table-cell>
          <table:table-cell table:style-name="ce19" office:value-type="float" office:value="0.000000000377" calcext:value-type="float">
            <text:p>3.77E-10</text:p>
          </table:table-cell>
          <table:table-cell table:style-name="ce19" office:value-type="float" office:value="0.00000000066" calcext:value-type="float">
            <text:p>6.60E-10</text:p>
          </table:table-cell>
          <table:table-cell table:number-columns-repeated="10" table:style-name="ce21" office:value-type="float" office:value="0.00000000066" calcext:value-type="float">
            <text:p>6.60E-10</text:p>
          </table:table-cell>
          <table:table-cell table:number-columns-repeated="2" table:style-name="ce28" office:value-type="float" office:value="0.00000000053" calcext:value-type="float">
            <text:p>5.30E-10</text:p>
          </table:table-cell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Gate Drive Resistor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Gate Drive Diode (for turn off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13" table:style-name="ce2" office:value-type="string" calcext:value-type="string">
            <text:p>No</text:p>
          </table:table-cell>
          <table:table-cell table:style-name="ce2" table:number-columns-repeated="11"/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table:style-name="ce2" office:value-type="string" calcext:value-type="string">
            <text:p>Inductor</text:p>
          </table:table-cell>
          <table:table-cell table:number-columns-repeated="23" table:style-name="ce2" office:value-type="string" calcext:value-type="string">
            <text:p>wurth</text:p>
          </table:table-cell>
          <table:table-cell table:number-columns-repeated="3" table:style-name="ce24" office:value-type="string" calcext:value-type="string">
            <text:p>ETD34</text:p>
          </table:table-cell>
          <table:table-cell table:style-name="ce24" office:value-type="string" calcext:value-type="string">
            <text:p>ETD34 Air core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Ipk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2" table:style-name="ce2" office:value-type="float" office:value="1.44" calcext:value-type="float">
            <text:p>1.44</text:p>
          </table:table-cell>
          <table:table-cell table:number-columns-repeated="2" table:style-name="ce2" office:value-type="float" office:value="1.42" calcext:value-type="float">
            <text:p>1.4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2" calcext:value-type="float">
            <text:p>2.2</text:p>
          </table:table-cell>
          <table:table-cell table:style-name="ce2" table:number-columns-repeated="3"/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" table:style-name="ce7" office:value-type="float" office:value="2.6" calcext:value-type="float">
            <text:p>2.6</text:p>
          </table:table-cell>
          <table:table-cell table:style-name="ce7" office:value-type="float" office:value="2.5" calcext:value-type="float">
            <text:p>2.5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table:number-columns-repeated="3"/>
          <table:table-cell table:style-name="ce2" office:value-type="float" office:value="2.5" calcext:value-type="float">
            <text:p>2.5</text:p>
          </table:table-cell>
          <table:table-cell table:style-name="ce2" table:number-columns-repeated="3"/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L</text:p>
          </table:table-cell>
          <table:table-cell table:number-columns-repeated="10" table:style-name="ce6" office:value-type="float" office:value="0.000033" calcext:value-type="float">
            <text:p>3.30E-05</text:p>
          </table:table-cell>
          <table:table-cell table:style-name="ce2" table:number-columns-repeated="3"/>
          <table:table-cell table:number-columns-repeated="14" table:style-name="ce6" office:value-type="float" office:value="0.000033" calcext:value-type="float">
            <text:p>3.30E-05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F</text:p>
          </table:table-cell>
          <table:table-cell table:number-columns-repeated="10" table:style-name="ce6" office:value-type="float" office:value="50500" calcext:value-type="float">
            <text:p>5.05E+04</text:p>
          </table:table-cell>
          <table:table-cell table:style-name="ce2" table:number-columns-repeated="3"/>
          <table:table-cell table:style-name="ce5" office:value-type="float" office:value="45000" calcext:value-type="float">
            <text:p>45,000 </text:p>
          </table:table-cell>
          <table:table-cell table:style-name="ce5" office:value-type="float" office:value="40000" calcext:value-type="float">
            <text:p>40,000 </text:p>
          </table:table-cell>
          <table:table-cell table:number-columns-repeated="12" table:style-name="ce5" office:value-type="float" office:value="39200" calcext:value-type="float">
            <text:p>39,200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Peak Power in Power Inductor</text:p>
          </table:table-cell>
          <table:table-cell table:style-name="ce6" table:formula="of:=0.5*[.E12]^2*[.E13]*[.E14]" office:value-type="float" office:value="2.0801253" calcext:value-type="float">
            <text:p>2.08E+00</text:p>
          </table:table-cell>
          <table:table-cell table:style-name="ce6" table:formula="of:=0.5*[.F12]^2*[.F13]*[.F14]" office:value-type="float" office:value="1.7278272" calcext:value-type="float">
            <text:p>1.73E+00</text:p>
          </table:table-cell>
          <table:table-cell table:style-name="ce6" table:formula="of:=0.5*[.G12]^2*[.G13]*[.G14]" office:value-type="float" office:value="1.7278272" calcext:value-type="float">
            <text:p>1.73E+00</text:p>
          </table:table-cell>
          <table:table-cell table:style-name="ce6" table:formula="of:=0.5*[.H12]^2*[.H13]*[.H14]" office:value-type="float" office:value="1.6801653" calcext:value-type="float">
            <text:p>1.68E+00</text:p>
          </table:table-cell>
          <table:table-cell table:style-name="ce6" table:formula="of:=0.5*[.I12]^2*[.I13]*[.I14]" office:value-type="float" office:value="1.6801653" calcext:value-type="float">
            <text:p>1.68E+00</text:p>
          </table:table-cell>
          <table:table-cell table:style-name="ce6" table:formula="of:=0.5*[.J12]^2*[.J13]*[.J14]" office:value-type="float" office:value="2.053877925" calcext:value-type="float">
            <text:p>2.05E+00</text:p>
          </table:table-cell>
          <table:table-cell table:style-name="ce6" table:formula="of:=0.5*[.K12]^2*[.K13]*[.K14]" office:value-type="float" office:value="2.6400693" calcext:value-type="float">
            <text:p>2.64E+00</text:p>
          </table:table-cell>
          <table:table-cell table:style-name="ce6" table:formula="of:=0.5*[.L12]^2*[.L13]*[.L14]" office:value-type="float" office:value="3.1360197" calcext:value-type="float">
            <text:p>3.14E+00</text:p>
          </table:table-cell>
          <table:table-cell table:style-name="ce6" table:formula="of:=0.5*[.M12]^2*[.M13]*[.M14]" office:value-type="float" office:value="3.6049728" calcext:value-type="float">
            <text:p>3.60E+00</text:p>
          </table:table-cell>
          <table:table-cell table:style-name="ce6" table:formula="of:=0.5*[.N12]^2*[.N13]*[.N14]" office:value-type="float" office:value="4.03293" calcext:value-type="float">
            <text:p>4.03E+00</text:p>
          </table:table-cell>
          <table:table-cell table:style-name="ce2" table:number-columns-repeated="3"/>
          <table:table-cell table:style-name="ce11" table:formula="of:=0.5*[.R12]^2*[.R13]*[.R14]" office:value-type="float" office:value="4.2768" calcext:value-type="float">
            <text:p>4.277 </text:p>
          </table:table-cell>
          <table:table-cell table:style-name="ce11" table:formula="of:=0.5*[.S12]^2*[.S13]*[.S14]" office:value-type="float" office:value="4.4616" calcext:value-type="float">
            <text:p>4.462 </text:p>
          </table:table-cell>
          <table:table-cell table:style-name="ce11" table:formula="of:=0.5*[.T12]^2*[.T13]*[.T14]" office:value-type="float" office:value="4.372368" calcext:value-type="float">
            <text:p>4.372 </text:p>
          </table:table-cell>
          <table:table-cell table:style-name="ce11" table:formula="of:=0.5*[.U12]^2*[.U13]*[.U14]" office:value-type="float" office:value="4.372368" calcext:value-type="float">
            <text:p>4.372 </text:p>
          </table:table-cell>
          <table:table-cell table:style-name="ce11" table:formula="of:=0.5*[.V12]^2*[.V13]*[.V14]" office:value-type="float" office:value="4.372368" calcext:value-type="float">
            <text:p>4.372 </text:p>
          </table:table-cell>
          <table:table-cell table:style-name="ce11" table:formula="of:=0.5*[.W12]^2*[.W13]*[.W14]" office:value-type="float" office:value="4.0425" calcext:value-type="float">
            <text:p>4.043 </text:p>
          </table:table-cell>
          <table:table-cell table:style-name="ce11" table:formula="of:=0.5*[.X12]^2*[.X13]*[.X14]" office:value-type="float" office:value="4.205817" calcext:value-type="float">
            <text:p>4.206 </text:p>
          </table:table-cell>
          <table:table-cell table:style-name="ce11" table:formula="of:=0.5*[.Y12]^2*[.Y13]*[.Y14]" office:value-type="float" office:value="0" calcext:value-type="float">
            <text:p>- </text:p>
          </table:table-cell>
          <table:table-cell table:style-name="ce11" table:formula="of:=0.5*[.Z12]^2*[.Z13]*[.Z14]" office:value-type="float" office:value="0" calcext:value-type="float">
            <text:p>- </text:p>
          </table:table-cell>
          <table:table-cell table:style-name="ce11" table:formula="of:=0.5*[.AA12]^2*[.AA13]*[.AA14]" office:value-type="float" office:value="0" calcext:value-type="float">
            <text:p>- </text:p>
          </table:table-cell>
          <table:table-cell table:style-name="ce11" table:formula="of:=0.5*[.AB12]^2*[.AB13]*[.AB14]" office:value-type="float" office:value="4.0425" calcext:value-type="float">
            <text:p>4.043 </text:p>
          </table:table-cell>
          <table:table-cell table:style-name="ce11" table:formula="of:=0.5*[.AC12]^2*[.AC13]*[.AC14]" office:value-type="float" office:value="0" calcext:value-type="float">
            <text:p>- </text:p>
          </table:table-cell>
          <table:table-cell table:style-name="ce11" table:formula="of:=0.5*[.AD12]^2*[.AD13]*[.AD14]" office:value-type="float" office:value="0" calcext:value-type="float">
            <text:p>- </text:p>
          </table:table-cell>
          <table:table-cell table:style-name="ce11" table:formula="of:=0.5*[.AE12]^2*[.AE13]*[.AE14]" office:value-type="float" office:value="0" calcext:value-type="float">
            <text:p>-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Measured Duty Ratio</text:p>
          </table:table-cell>
          <table:table-cell table:style-name="ce7" table:number-columns-repeated="4"/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81" calcext:value-type="float">
            <text:p>0.81</text:p>
          </table:table-cell>
          <table:table-cell table:style-name="ce7" table:number-columns-repeated="4"/>
          <table:table-cell table:style-name="ce20" office:value-type="percentage" office:value="0.72" calcext:value-type="percentage">
            <text:p>72%</text:p>
          </table:table-cell>
          <table:table-cell table:style-name="ce20" table:formula="of:=18.6/25.6" office:value-type="percentage" office:value="0.7265625" calcext:value-type="percentage">
            <text:p>73%</text:p>
          </table:table-cell>
          <table:table-cell table:style-name="ce20" office:value-type="percentage" office:value="0.602" calcext:value-type="percentage">
            <text:p>60%</text:p>
          </table:table-cell>
          <table:table-cell table:style-name="ce20" office:value-type="percentage" office:value="0.498" calcext:value-type="percentage">
            <text:p>50%</text:p>
          </table:table-cell>
          <table:table-cell table:style-name="ce20" office:value-type="percentage" office:value="0.426" calcext:value-type="percentage">
            <text:p>43%</text:p>
          </table:table-cell>
          <table:table-cell table:style-name="ce20" office:value-type="percentage" office:value="0.38" calcext:value-type="percentage">
            <text:p>38%</text:p>
          </table:table-cell>
          <table:table-cell table:style-name="ce26" table:number-columns-repeated="3"/>
          <table:table-cell table:style-name="ce20" office:value-type="percentage" office:value="0.67" calcext:value-type="percentage">
            <text:p>67%</text:p>
          </table:table-cell>
          <table:table-cell table:style-name="ce26"/>
          <table:table-cell table:style-name="ce20" office:value-type="percentage" office:value="0.67" calcext:value-type="percentage">
            <text:p>67%</text:p>
          </table:table-cell>
          <table:table-cell table:style-name="ce20" office:value-type="percentage" office:value="0.34" calcext:value-type="percentage">
            <text:p>34%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Calculated Recycled Power</text:p>
          </table:table-cell>
          <table:table-cell table:style-name="ce2" table:number-columns-repeated="4"/>
          <table:table-cell table:style-name="ce15" table:number-columns-repeated="2"/>
          <table:table-cell table:style-name="ce16" table:number-columns-repeated="4"/>
          <table:table-cell table:style-name="ce2" table:number-columns-repeated="3"/>
          <table:table-cell table:style-name="ce8" table:formula="of:=0.5*0.000000000377*170^2*[.R14]" office:value-type="float" office:value="0.24514425" calcext:value-type="float">
            <text:p>0.25 </text:p>
          </table:table-cell>
          <table:table-cell table:style-name="ce8" table:formula="of:=0.5*0.00000000066*170^2*[.S14]" office:value-type="float" office:value="0.38148" calcext:value-type="float">
            <text:p>0.38 </text:p>
          </table:table-cell>
          <table:table-cell table:style-name="ce8" table:formula="of:=0.5*0.00000000066*170^2*[.T14]" office:value-type="float" office:value="0.3738504" calcext:value-type="float">
            <text:p>0.37 </text:p>
          </table:table-cell>
          <table:table-cell table:style-name="ce8" table:formula="of:=0.5*0.00000000066*170^2*[.U14]" office:value-type="float" office:value="0.3738504" calcext:value-type="float">
            <text:p>0.37 </text:p>
          </table:table-cell>
          <table:table-cell table:style-name="ce8" table:formula="of:=0.5*0.00000000066*170^2*[.V14]" office:value-type="float" office:value="0.3738504" calcext:value-type="float">
            <text:p>0.37 </text:p>
          </table:table-cell>
          <table:table-cell table:style-name="ce8" table:formula="of:=0.5*0.00000000066*170^2*[.W14]" office:value-type="float" office:value="0.3738504" calcext:value-type="float">
            <text:p>0.37 </text:p>
          </table:table-cell>
          <table:table-cell table:style-name="ce8" table:formula="of:=0.5*0.00000000066*170^2*[.X14]" office:value-type="float" office:value="0.3738504" calcext:value-type="float">
            <text:p>0.37 </text:p>
          </table:table-cell>
          <table:table-cell table:style-name="ce8" table:formula="of:=0.5*0.00000000066*170^2*[.Y14]" office:value-type="float" office:value="0.3738504" calcext:value-type="float">
            <text:p>0.37 </text:p>
          </table:table-cell>
          <table:table-cell table:style-name="ce8" table:formula="of:=0.5*0.00000000066*170^2*[.Z14]" office:value-type="float" office:value="0.3738504" calcext:value-type="float">
            <text:p>0.37 </text:p>
          </table:table-cell>
          <table:table-cell table:style-name="ce8" table:formula="of:=0.5*0.00000000066*170^2*[.AA14]" office:value-type="float" office:value="0.3738504" calcext:value-type="float">
            <text:p>0.37 </text:p>
          </table:table-cell>
          <table:table-cell table:style-name="ce8" table:formula="of:=0.5*0.00000000066*170^2*[.AB14]" office:value-type="float" office:value="0.3738504" calcext:value-type="float">
            <text:p>0.37 </text:p>
          </table:table-cell>
          <table:table-cell table:style-name="ce8" table:formula="of:=0.5*0.00000000066*170^2*[.AC14]" office:value-type="float" office:value="0.3738504" calcext:value-type="float">
            <text:p>0.37 </text:p>
          </table:table-cell>
          <table:table-cell table:style-name="ce8" table:formula="of:=0.5*0.00000000066*170^2*[.AD14]" office:value-type="float" office:value="0.3738504" calcext:value-type="float">
            <text:p>0.37 </text:p>
          </table:table-cell>
          <table:table-cell table:style-name="ce8" table:formula="of:=0.5*0.00000000066*170^2*[.AE14]" office:value-type="float" office:value="0.3738504" calcext:value-type="float">
            <text:p>0.37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Peak Inductor Sent to Ouput</text:p>
          </table:table-cell>
          <table:table-cell table:style-name="ce2" table:number-columns-repeated="4"/>
          <table:table-cell table:style-name="ce15" table:number-columns-repeated="2"/>
          <table:table-cell table:style-name="ce16" table:number-columns-repeated="4"/>
          <table:table-cell table:style-name="ce2" table:number-columns-repeated="3"/>
          <table:table-cell table:style-name="ce8"/>
          <table:table-cell table:style-name="ce8" table:formula="of:=[.S15]-[.S17]" office:value-type="float" office:value="4.08012" calcext:value-type="float">
            <text:p>4.08 </text:p>
          </table:table-cell>
          <table:table-cell table:style-name="ce8" table:formula="of:=[.T15]-[.T17]" office:value-type="float" office:value="3.9985176" calcext:value-type="float">
            <text:p>4.00 </text:p>
          </table:table-cell>
          <table:table-cell table:style-name="ce8" table:formula="of:=[.U15]-[.U17]" office:value-type="float" office:value="3.9985176" calcext:value-type="float">
            <text:p>4.00 </text:p>
          </table:table-cell>
          <table:table-cell table:style-name="ce8" table:formula="of:=[.V15]-[.V17]" office:value-type="float" office:value="3.9985176" calcext:value-type="float">
            <text:p>4.00 </text:p>
          </table:table-cell>
          <table:table-cell table:style-name="ce8" table:formula="of:=[.W15]-[.W17]" office:value-type="float" office:value="3.6686496" calcext:value-type="float">
            <text:p>3.67 </text:p>
          </table:table-cell>
          <table:table-cell table:style-name="ce8" table:formula="of:=[.X15]-[.X17]" office:value-type="float" office:value="3.8319666" calcext:value-type="float">
            <text:p>3.83 </text:p>
          </table:table-cell>
          <table:table-cell table:style-name="ce8" table:formula="of:=[.Y15]-[.Y17]" office:value-type="float" office:value="-0.3738504" calcext:value-type="float">
            <text:p><text:s/>(0.37)</text:p>
          </table:table-cell>
          <table:table-cell table:style-name="ce8" table:formula="of:=[.Z15]-[.Z17]" office:value-type="float" office:value="-0.3738504" calcext:value-type="float">
            <text:p><text:s/>(0.37)</text:p>
          </table:table-cell>
          <table:table-cell table:style-name="ce8" table:formula="of:=[.AA15]-[.AA17]" office:value-type="float" office:value="-0.3738504" calcext:value-type="float">
            <text:p><text:s/>(0.37)</text:p>
          </table:table-cell>
          <table:table-cell table:style-name="ce8" table:formula="of:=[.AB15]-[.AB17]" office:value-type="float" office:value="3.6686496" calcext:value-type="float">
            <text:p>3.67 </text:p>
          </table:table-cell>
          <table:table-cell table:style-name="ce8" table:formula="of:=[.AC15]-[.AC17]" office:value-type="float" office:value="-0.3738504" calcext:value-type="float">
            <text:p><text:s/>(0.37)</text:p>
          </table:table-cell>
          <table:table-cell table:style-name="ce8" table:formula="of:=[.AD15]-[.AD17]" office:value-type="float" office:value="-0.3738504" calcext:value-type="float">
            <text:p><text:s/>(0.37)</text:p>
          </table:table-cell>
          <table:table-cell table:style-name="ce8" table:formula="of:=[.AE15]-[.AE17]" office:value-type="float" office:value="-0.3738504" calcext:value-type="float">
            <text:p><text:s/>(0.37)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Mosfet Current During Turnoff</text:p>
          </table:table-cell>
          <table:table-cell table:style-name="ce2" table:number-columns-repeated="13"/>
          <table:table-cell table:style-name="ce2" office:value-type="float" office:value="0.5" calcext:value-type="float">
            <text:p>0.5</text:p>
          </table:table-cell>
          <table:table-cell table:number-columns-repeated="13" table:style-name="ce2" office:value-type="float" office:value="0.18" calcext:value-type="float">
            <text:p>0.18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Rdiv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style-name="ce5" table:formula="of:=634000+7680" office:value-type="float" office:value="641680" calcext:value-type="float">
            <text:p>641,680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Rmin</text:p>
          </table:table-cell>
          <table:table-cell table:number-columns-repeated="27" table:style-name="ce5" office:value-type="float" office:value="50000" calcext:value-type="float">
            <text:p>50,000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Rload</text:p>
          </table:table-cell>
          <table:table-cell table:number-columns-repeated="26" table:style-name="ce5" office:value-type="float" office:value="66700" calcext:value-type="float">
            <text:p>66,700 </text:p>
          </table:table-cell>
          <table:table-cell table:style-name="ce5" office:value-type="float" office:value="1000000000" calcext:value-type="float">
            <text:p>1,000,000,000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Rtotal</text:p>
          </table:table-cell>
          <table:table-cell table:style-name="ce5" table:formula="of:=1/(1/[.E20]+1/[.E21]+1/[.E22])" office:value-type="float" office:value="27359.0977625708" calcext:value-type="float">
            <text:p>27,359 </text:p>
          </table:table-cell>
          <table:table-cell table:style-name="ce5" table:formula="of:=1/(1/[.F20]+1/[.F21]+1/[.F22])" office:value-type="float" office:value="27359.0977625708" calcext:value-type="float">
            <text:p>27,359 </text:p>
          </table:table-cell>
          <table:table-cell table:style-name="ce5" table:formula="of:=1/(1/[.G20]+1/[.G21]+1/[.G22])" office:value-type="float" office:value="27359.0977625708" calcext:value-type="float">
            <text:p>27,359 </text:p>
          </table:table-cell>
          <table:table-cell table:style-name="ce5" table:formula="of:=1/(1/[.H20]+1/[.H21]+1/[.H22])" office:value-type="float" office:value="27359.0977625708" calcext:value-type="float">
            <text:p>27,359 </text:p>
          </table:table-cell>
          <table:table-cell table:style-name="ce5" table:formula="of:=1/(1/[.I20]+1/[.I21]+1/[.I22])" office:value-type="float" office:value="27359.0977625708" calcext:value-type="float">
            <text:p>27,359 </text:p>
          </table:table-cell>
          <table:table-cell table:style-name="ce5" table:formula="of:=1/(1/[.J20]+1/[.J21]+2/[.J22])" office:value-type="float" office:value="19401.119765893" calcext:value-type="float">
            <text:p>19,401 </text:p>
          </table:table-cell>
          <table:table-cell table:style-name="ce5" table:formula="of:=1/(1/[.K20]+1/[.K21]+3/[.K22])" office:value-type="float" office:value="15029.4757130171" calcext:value-type="float">
            <text:p>15,029 </text:p>
          </table:table-cell>
          <table:table-cell table:style-name="ce5" table:formula="of:=1/(1/[.L20]+1/[.L21]+4/[.L22])" office:value-type="float" office:value="12265.6608440543" calcext:value-type="float">
            <text:p>12,266 </text:p>
          </table:table-cell>
          <table:table-cell table:style-name="ce5" table:formula="of:=1/(1/[.M20]+1/[.M21]+5/[.M22])" office:value-type="float" office:value="10360.4474344119" calcext:value-type="float">
            <text:p>10,360 </text:p>
          </table:table-cell>
          <table:table-cell table:style-name="ce5" table:formula="of:=1/(1/[.N20]+1/[.N21]+6/[.N22])" office:value-type="float" office:value="8967.52960672121" calcext:value-type="float">
            <text:p>8,968 </text:p>
          </table:table-cell>
          <table:table-cell table:style-name="ce5" table:formula="of:=1/(1/[.O20]+1/[.O21]+6/[.O22])" office:value-type="float" office:value="8967.52960672121" calcext:value-type="float">
            <text:p>8,968 </text:p>
          </table:table-cell>
          <table:table-cell table:style-name="ce5" table:formula="of:=1/(1/[.P20]+1/[.P21]+6/[.P22])" office:value-type="float" office:value="8967.52960672121" calcext:value-type="float">
            <text:p>8,968 </text:p>
          </table:table-cell>
          <table:table-cell table:style-name="ce5" table:formula="of:=1/(1/[.Q20]+1/[.Q21]+6/[.Q22])" office:value-type="float" office:value="8967.52960672121" calcext:value-type="float">
            <text:p>8,968 </text:p>
          </table:table-cell>
          <table:table-cell table:style-name="ce5" table:formula="of:=1/(1/[.R20]+1/[.R21]+6/[.R22])" office:value-type="float" office:value="8967.52960672121" calcext:value-type="float">
            <text:p>8,968 </text:p>
          </table:table-cell>
          <table:table-cell table:style-name="ce5" table:formula="of:=1/(1/[.S20]+1/[.S21]+6/[.S22])" office:value-type="float" office:value="8967.52960672121" calcext:value-type="float">
            <text:p>8,968 </text:p>
          </table:table-cell>
          <table:table-cell table:style-name="ce5" table:formula="of:=1/(1/[.T20]+1/[.T21]+6/[.T22])" office:value-type="float" office:value="8967.52960672121" calcext:value-type="float">
            <text:p>8,968 </text:p>
          </table:table-cell>
          <table:table-cell table:style-name="ce5" table:formula="of:=1/(1/[.U20]+1/[.U21]+6/[.U22])" office:value-type="float" office:value="8967.52960672121" calcext:value-type="float">
            <text:p>8,968 </text:p>
          </table:table-cell>
          <table:table-cell table:style-name="ce5" table:formula="of:=1/(1/[.V20]+1/[.V21]+6/[.V22])" office:value-type="float" office:value="8967.52960672121" calcext:value-type="float">
            <text:p>8,968 </text:p>
          </table:table-cell>
          <table:table-cell table:style-name="ce5" table:formula="of:=1/(1/[.W20]+1/[.W21]+6/[.W22])" office:value-type="float" office:value="8967.52960672121" calcext:value-type="float">
            <text:p>8,968 </text:p>
          </table:table-cell>
          <table:table-cell table:style-name="ce5" table:formula="of:=1/(1/[.X20]+1/[.X21]+6/[.X22])" office:value-type="float" office:value="8967.52960672121" calcext:value-type="float">
            <text:p>8,968 </text:p>
          </table:table-cell>
          <table:table-cell table:style-name="ce5" table:formula="of:=1/(1/[.Y20]+1/[.Y21]+6/[.Y22])" office:value-type="float" office:value="8967.52960672121" calcext:value-type="float">
            <text:p>8,968 </text:p>
          </table:table-cell>
          <table:table-cell table:style-name="ce5" table:formula="of:=1/(1/[.Z20]+1/[.Z21]+6/[.Z22])" office:value-type="float" office:value="8967.52960672121" calcext:value-type="float">
            <text:p>8,968 </text:p>
          </table:table-cell>
          <table:table-cell table:style-name="ce5" table:formula="of:=1/(1/[.AA20]+1/[.AA21]+6/[.AA22])" office:value-type="float" office:value="8967.52960672121" calcext:value-type="float">
            <text:p>8,968 </text:p>
          </table:table-cell>
          <table:table-cell table:style-name="ce5" table:formula="of:=1/(1/[.AB20]+1/[.AB21]+6/[.AB22])" office:value-type="float" office:value="8967.52960672121" calcext:value-type="float">
            <text:p>8,968 </text:p>
          </table:table-cell>
          <table:table-cell table:style-name="ce5" table:formula="of:=1/(1/[.AC20]+1/[.AC21]+6/[.AC22])" office:value-type="float" office:value="8967.52960672121" calcext:value-type="float">
            <text:p>8,968 </text:p>
          </table:table-cell>
          <table:table-cell table:style-name="ce5" table:formula="of:=1/(1/[.AD20]+1/[.AD21]+6/[.AD22])" office:value-type="float" office:value="8967.52960672121" calcext:value-type="float">
            <text:p>8,968 </text:p>
          </table:table-cell>
          <table:table-cell table:style-name="ce5" table:formula="of:=1/(1/[.AE20]+1/[.AE21]+6/[.AE22])" office:value-type="float" office:value="46372.7056856707" calcext:value-type="float">
            <text:p>46,373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Vout</text:p>
          </table:table-cell>
          <table:table-cell table:number-columns-repeated="27" table:style-name="ce2" office:value-type="float" office:value="166.6" calcext:value-type="float">
            <text:p>166.6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Pout</text:p>
          </table:table-cell>
          <table:table-cell table:style-name="ce8" table:formula="of:=[.E24]^2/[.E23]" office:value-type="float" office:value="1.01449105671794" calcext:value-type="float">
            <text:p>1.01 </text:p>
          </table:table-cell>
          <table:table-cell table:style-name="ce8" table:formula="of:=[.F24]^2/[.F23]" office:value-type="float" office:value="1.01449105671794" calcext:value-type="float">
            <text:p>1.01 </text:p>
          </table:table-cell>
          <table:table-cell table:style-name="ce8" table:formula="of:=[.G24]^2/[.G23]" office:value-type="float" office:value="1.01449105671794" calcext:value-type="float">
            <text:p>1.01 </text:p>
          </table:table-cell>
          <table:table-cell table:style-name="ce8" table:formula="of:=[.H24]^2/[.H23]" office:value-type="float" office:value="1.01449105671794" calcext:value-type="float">
            <text:p>1.01 </text:p>
          </table:table-cell>
          <table:table-cell table:style-name="ce8" table:formula="of:=[.I24]^2/[.I23]" office:value-type="float" office:value="1.01449105671794" calcext:value-type="float">
            <text:p>1.01 </text:p>
          </table:table-cell>
          <table:table-cell table:style-name="ce8" table:formula="of:=[.J24]^2/[.J23]" office:value-type="float" office:value="1.43061639404928" calcext:value-type="float">
            <text:p>1.43 </text:p>
          </table:table-cell>
          <table:table-cell table:style-name="ce8" table:formula="of:=[.K24]^2/[.K23]" office:value-type="float" office:value="1.84674173138061" calcext:value-type="float">
            <text:p>1.85 </text:p>
          </table:table-cell>
          <table:table-cell table:style-name="ce8" table:formula="of:=[.L24]^2/[.L23]" office:value-type="float" office:value="2.26286706871195" calcext:value-type="float">
            <text:p>2.26 </text:p>
          </table:table-cell>
          <table:table-cell table:style-name="ce8" table:formula="of:=[.M24]^2/[.M23]" office:value-type="float" office:value="2.67899240604328" calcext:value-type="float">
            <text:p>2.68 </text:p>
          </table:table-cell>
          <table:table-cell table:style-name="ce8" table:formula="of:=[.N24]^2/[.N23]" office:value-type="float" office:value="3.09511774337462" calcext:value-type="float">
            <text:p>3.10 </text:p>
          </table:table-cell>
          <table:table-cell table:style-name="ce8" table:formula="of:=[.O24]^2/[.O23]" office:value-type="float" office:value="3.09511774337462" calcext:value-type="float">
            <text:p>3.10 </text:p>
          </table:table-cell>
          <table:table-cell table:style-name="ce8" table:formula="of:=[.P24]^2/[.P23]" office:value-type="float" office:value="3.09511774337462" calcext:value-type="float">
            <text:p>3.10 </text:p>
          </table:table-cell>
          <table:table-cell table:style-name="ce8" table:formula="of:=[.Q24]^2/[.Q23]" office:value-type="float" office:value="3.09511774337462" calcext:value-type="float">
            <text:p>3.10 </text:p>
          </table:table-cell>
          <table:table-cell table:style-name="ce8" table:formula="of:=[.R24]^2/[.R23]" office:value-type="float" office:value="3.09511774337462" calcext:value-type="float">
            <text:p>3.10 </text:p>
          </table:table-cell>
          <table:table-cell table:style-name="ce8" table:formula="of:=[.S24]^2/[.S23]" office:value-type="float" office:value="3.09511774337462" calcext:value-type="float">
            <text:p>3.10 </text:p>
          </table:table-cell>
          <table:table-cell table:style-name="ce8" table:formula="of:=[.T24]^2/[.T23]" office:value-type="float" office:value="3.09511774337462" calcext:value-type="float">
            <text:p>3.10 </text:p>
          </table:table-cell>
          <table:table-cell table:style-name="ce8" table:formula="of:=[.U24]^2/[.U23]" office:value-type="float" office:value="3.09511774337462" calcext:value-type="float">
            <text:p>3.10 </text:p>
          </table:table-cell>
          <table:table-cell table:style-name="ce8" table:formula="of:=[.V24]^2/[.V23]" office:value-type="float" office:value="3.09511774337462" calcext:value-type="float">
            <text:p>3.10 </text:p>
          </table:table-cell>
          <table:table-cell table:style-name="ce8" table:formula="of:=[.W24]^2/[.W23]" office:value-type="float" office:value="3.09511774337462" calcext:value-type="float">
            <text:p>3.10 </text:p>
          </table:table-cell>
          <table:table-cell table:style-name="ce8" table:formula="of:=[.X24]^2/[.X23]" office:value-type="float" office:value="3.09511774337462" calcext:value-type="float">
            <text:p>3.10 </text:p>
          </table:table-cell>
          <table:table-cell table:style-name="ce8" table:formula="of:=[.Y24]^2/[.Y23]" office:value-type="float" office:value="3.09511774337462" calcext:value-type="float">
            <text:p>3.10 </text:p>
          </table:table-cell>
          <table:table-cell table:style-name="ce8" table:formula="of:=[.Z24]^2/[.Z23]" office:value-type="float" office:value="3.09511774337462" calcext:value-type="float">
            <text:p>3.10 </text:p>
          </table:table-cell>
          <table:table-cell table:style-name="ce8" table:formula="of:=[.AA24]^2/[.AA23]" office:value-type="float" office:value="3.09511774337462" calcext:value-type="float">
            <text:p>3.10 </text:p>
          </table:table-cell>
          <table:table-cell table:style-name="ce8" table:formula="of:=[.AB24]^2/[.AB23]" office:value-type="float" office:value="3.09511774337462" calcext:value-type="float">
            <text:p>3.10 </text:p>
          </table:table-cell>
          <table:table-cell table:style-name="ce8" table:formula="of:=[.AC24]^2/[.AC23]" office:value-type="float" office:value="3.09511774337462" calcext:value-type="float">
            <text:p>3.10 </text:p>
          </table:table-cell>
          <table:table-cell table:style-name="ce8" table:formula="of:=[.AD24]^2/[.AD23]" office:value-type="float" office:value="3.09511774337462" calcext:value-type="float">
            <text:p>3.10 </text:p>
          </table:table-cell>
          <table:table-cell table:style-name="ce8" table:formula="of:=[.AE24]^2/[.AE23]" office:value-type="float" office:value="0.59853225274661" calcext:value-type="float">
            <text:p>0.60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Calculated Output Current</text:p>
          </table:table-cell>
          <table:table-cell table:style-name="ce9" table:formula="of:=[.E24]/[.E23]" office:value-type="float" office:value="0.00608938209314493" calcext:value-type="float">
            <text:p>0.0061 </text:p>
          </table:table-cell>
          <table:table-cell table:style-name="ce9" table:formula="of:=[.F24]/[.F23]" office:value-type="float" office:value="0.00608938209314493" calcext:value-type="float">
            <text:p>0.0061 </text:p>
          </table:table-cell>
          <table:table-cell table:style-name="ce9" table:formula="of:=[.G24]/[.G23]" office:value-type="float" office:value="0.00608938209314493" calcext:value-type="float">
            <text:p>0.0061 </text:p>
          </table:table-cell>
          <table:table-cell table:style-name="ce9" table:formula="of:=[.H24]/[.H23]" office:value-type="float" office:value="0.00608938209314493" calcext:value-type="float">
            <text:p>0.0061 </text:p>
          </table:table-cell>
          <table:table-cell table:style-name="ce9" table:formula="of:=[.I24]/[.I23]" office:value-type="float" office:value="0.00608938209314493" calcext:value-type="float">
            <text:p>0.0061 </text:p>
          </table:table-cell>
          <table:table-cell table:style-name="ce9" table:formula="of:=[.J24]/[.J23]" office:value-type="float" office:value="0.00858713321758271" calcext:value-type="float">
            <text:p>0.0086 </text:p>
          </table:table-cell>
          <table:table-cell table:style-name="ce9" table:formula="of:=[.K24]/[.K23]" office:value-type="float" office:value="0.0110848843420205" calcext:value-type="float">
            <text:p>0.0111 </text:p>
          </table:table-cell>
          <table:table-cell table:style-name="ce9" table:formula="of:=[.L24]/[.L23]" office:value-type="float" office:value="0.0135826354664583" calcext:value-type="float">
            <text:p>0.0136 </text:p>
          </table:table-cell>
          <table:table-cell table:style-name="ce9" table:formula="of:=[.M24]/[.M23]" office:value-type="float" office:value="0.0160803865908961" calcext:value-type="float">
            <text:p>0.0161 </text:p>
          </table:table-cell>
          <table:table-cell table:style-name="ce9" table:formula="of:=[.N24]/[.N23]" office:value-type="float" office:value="0.0185781377153338" calcext:value-type="float">
            <text:p>0.0186 </text:p>
          </table:table-cell>
          <table:table-cell table:style-name="ce9" table:formula="of:=[.O24]/[.O23]" office:value-type="float" office:value="0.0185781377153338" calcext:value-type="float">
            <text:p>0.0186 </text:p>
          </table:table-cell>
          <table:table-cell table:style-name="ce9" table:formula="of:=[.P24]/[.P23]" office:value-type="float" office:value="0.0185781377153338" calcext:value-type="float">
            <text:p>0.0186 </text:p>
          </table:table-cell>
          <table:table-cell table:style-name="ce9" table:formula="of:=[.Q24]/[.Q23]" office:value-type="float" office:value="0.0185781377153338" calcext:value-type="float">
            <text:p>0.0186 </text:p>
          </table:table-cell>
          <table:table-cell table:style-name="ce9" table:formula="of:=[.R24]/[.R23]" office:value-type="float" office:value="0.0185781377153338" calcext:value-type="float">
            <text:p>0.0186 </text:p>
          </table:table-cell>
          <table:table-cell table:style-name="ce9" table:formula="of:=[.S24]/[.S23]" office:value-type="float" office:value="0.0185781377153338" calcext:value-type="float">
            <text:p>0.0186 </text:p>
          </table:table-cell>
          <table:table-cell table:style-name="ce9" table:formula="of:=[.T24]/[.T23]" office:value-type="float" office:value="0.0185781377153338" calcext:value-type="float">
            <text:p>0.0186 </text:p>
          </table:table-cell>
          <table:table-cell table:style-name="ce9" table:formula="of:=[.U24]/[.U23]" office:value-type="float" office:value="0.0185781377153338" calcext:value-type="float">
            <text:p>0.0186 </text:p>
          </table:table-cell>
          <table:table-cell table:style-name="ce9" table:formula="of:=[.V24]/[.V23]" office:value-type="float" office:value="0.0185781377153338" calcext:value-type="float">
            <text:p>0.0186 </text:p>
          </table:table-cell>
          <table:table-cell table:style-name="ce9" table:formula="of:=[.W24]/[.W23]" office:value-type="float" office:value="0.0185781377153338" calcext:value-type="float">
            <text:p>0.0186 </text:p>
          </table:table-cell>
          <table:table-cell table:style-name="ce9" table:formula="of:=[.X24]/[.X23]" office:value-type="float" office:value="0.0185781377153338" calcext:value-type="float">
            <text:p>0.0186 </text:p>
          </table:table-cell>
          <table:table-cell table:style-name="ce9" table:formula="of:=[.Y24]/[.Y23]" office:value-type="float" office:value="0.0185781377153338" calcext:value-type="float">
            <text:p>0.0186 </text:p>
          </table:table-cell>
          <table:table-cell table:style-name="ce9" table:formula="of:=[.Z24]/[.Z23]" office:value-type="float" office:value="0.0185781377153338" calcext:value-type="float">
            <text:p>0.0186 </text:p>
          </table:table-cell>
          <table:table-cell table:style-name="ce9" table:formula="of:=[.AA24]/[.AA23]" office:value-type="float" office:value="0.0185781377153338" calcext:value-type="float">
            <text:p>0.0186 </text:p>
          </table:table-cell>
          <table:table-cell table:style-name="ce9" table:formula="of:=[.AB24]/[.AB23]" office:value-type="float" office:value="0.0185781377153338" calcext:value-type="float">
            <text:p>0.0186 </text:p>
          </table:table-cell>
          <table:table-cell table:style-name="ce9" table:formula="of:=[.AC24]/[.AC23]" office:value-type="float" office:value="0.0185781377153338" calcext:value-type="float">
            <text:p>0.0186 </text:p>
          </table:table-cell>
          <table:table-cell table:style-name="ce9" table:formula="of:=[.AD24]/[.AD23]" office:value-type="float" office:value="0.0185781377153338" calcext:value-type="float">
            <text:p>0.0186 </text:p>
          </table:table-cell>
          <table:table-cell table:style-name="ce9" table:formula="of:=[.AE24]/[.AE23]" office:value-type="float" office:value="0.00359263056870714" calcext:value-type="float">
            <text:p>0.0036 </text:p>
          </table:table-cell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Vin</text:p>
          </table:table-cell>
          <table:table-cell table:number-columns-repeated="16" table:style-name="ce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.8" calcext:value-type="float">
            <text:p>4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Iin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66" calcext:value-type="float">
            <text:p>0.66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float" office:value="0.87" calcext:value-type="float">
            <text:p>0.87</text:p>
          </table:table-cell>
          <table:table-cell table:number-columns-repeated="2" table:style-name="ce10" office:value-type="float" office:value="0.86" calcext:value-type="float">
            <text:p>0.86</text:p>
          </table:table-cell>
          <table:table-cell table:number-columns-repeated="3" table:style-name="ce10" office:value-type="float" office:value="0.85" calcext:value-type="float">
            <text:p>0.85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58" calcext:value-type="float">
            <text:p>0.58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8" calcext:value-type="float">
            <text:p>0.80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33" calcext:value-type="float">
            <text:p>0.33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Pin</text:p>
          </table:table-cell>
          <table:table-cell table:style-name="ce2" table:formula="of:=[.E27]*[.E28]" office:value-type="float" office:value="2" calcext:value-type="float">
            <text:p>2</text:p>
          </table:table-cell>
          <table:table-cell table:style-name="ce2" table:formula="of:=[.F27]*[.F28]" office:value-type="float" office:value="1.85" calcext:value-type="float">
            <text:p>1.85</text:p>
          </table:table-cell>
          <table:table-cell table:style-name="ce2" table:formula="of:=[.G27]*[.G28]" office:value-type="float" office:value="1.8" calcext:value-type="float">
            <text:p>1.8</text:p>
          </table:table-cell>
          <table:table-cell table:style-name="ce2" table:formula="of:=[.H27]*[.H28]" office:value-type="float" office:value="1.7" calcext:value-type="float">
            <text:p>1.7</text:p>
          </table:table-cell>
          <table:table-cell table:style-name="ce2" table:formula="of:=[.I27]*[.I28]" office:value-type="float" office:value="1.6" calcext:value-type="float">
            <text:p>1.6</text:p>
          </table:table-cell>
          <table:table-cell table:style-name="ce2" table:formula="of:=[.J27]*[.J28]" office:value-type="float" office:value="2.15" calcext:value-type="float">
            <text:p>2.15</text:p>
          </table:table-cell>
          <table:table-cell table:style-name="ce2" table:formula="of:=[.K27]*[.K28]" office:value-type="float" office:value="2.75" calcext:value-type="float">
            <text:p>2.75</text:p>
          </table:table-cell>
          <table:table-cell table:style-name="ce2" table:formula="of:=[.L27]*[.L28]" office:value-type="float" office:value="3.3" calcext:value-type="float">
            <text:p>3.3</text:p>
          </table:table-cell>
          <table:table-cell table:style-name="ce2" table:formula="of:=[.M27]*[.M28]" office:value-type="float" office:value="3.85" calcext:value-type="float">
            <text:p>3.85</text:p>
          </table:table-cell>
          <table:table-cell table:style-name="ce2" table:formula="of:=[.N27]*[.N28]" office:value-type="float" office:value="4.4" calcext:value-type="float">
            <text:p>4.4</text:p>
          </table:table-cell>
          <table:table-cell table:style-name="ce2" table:formula="of:=[.O27]*[.O28]" office:value-type="float" office:value="4.35" calcext:value-type="float">
            <text:p>4.35</text:p>
          </table:table-cell>
          <table:table-cell table:style-name="ce2" table:formula="of:=[.P27]*[.P28]" office:value-type="float" office:value="4.3" calcext:value-type="float">
            <text:p>4.3</text:p>
          </table:table-cell>
          <table:table-cell table:style-name="ce2" table:formula="of:=[.Q27]*[.Q28]" office:value-type="float" office:value="4.3" calcext:value-type="float">
            <text:p>4.3</text:p>
          </table:table-cell>
          <table:table-cell table:style-name="ce2" table:formula="of:=[.R27]*[.R28]" office:value-type="float" office:value="4.25" calcext:value-type="float">
            <text:p>4.25</text:p>
          </table:table-cell>
          <table:table-cell table:style-name="ce2" table:formula="of:=[.S27]*[.S28]" office:value-type="float" office:value="4.25" calcext:value-type="float">
            <text:p>4.25</text:p>
          </table:table-cell>
          <table:table-cell table:style-name="ce2" table:formula="of:=[.T27]*[.T28]" office:value-type="float" office:value="4.25" calcext:value-type="float">
            <text:p>4.25</text:p>
          </table:table-cell>
          <table:table-cell table:style-name="ce2" table:formula="of:=[.U27]*[.U28]" office:value-type="float" office:value="4.14" calcext:value-type="float">
            <text:p>4.14</text:p>
          </table:table-cell>
          <table:table-cell table:style-name="ce2" table:formula="of:=[.V27]*[.V28]" office:value-type="float" office:value="4.06" calcext:value-type="float">
            <text:p>4.06</text:p>
          </table:table-cell>
          <table:table-cell table:style-name="ce2" table:formula="of:=[.W27]*[.W28]" office:value-type="float" office:value="3.92" calcext:value-type="float">
            <text:p>3.92</text:p>
          </table:table-cell>
          <table:table-cell table:style-name="ce2" table:formula="of:=[.X27]*[.X28]" office:value-type="float" office:value="3.87" calcext:value-type="float">
            <text:p>3.87</text:p>
          </table:table-cell>
          <table:table-cell table:style-name="ce2" table:formula="of:=[.Y27]*[.Y28]" office:value-type="float" office:value="3.84" calcext:value-type="float">
            <text:p>3.84</text:p>
          </table:table-cell>
          <table:table-cell table:style-name="ce27" table:formula="of:=[.Z27]*[.Z28]" office:value-type="float" office:value="3.77" calcext:value-type="float">
            <text:p>3.77</text:p>
          </table:table-cell>
          <table:table-cell table:style-name="ce10" table:formula="of:=[.AA27]*[.AA28]" office:value-type="float" office:value="4.272" calcext:value-type="float">
            <text:p>4.27</text:p>
          </table:table-cell>
          <table:table-cell table:style-name="ce10" table:formula="of:=[.AB27]*[.AB28]" office:value-type="float" office:value="4" calcext:value-type="float">
            <text:p>4.00</text:p>
          </table:table-cell>
          <table:table-cell table:style-name="ce10" table:formula="of:=[.AC27]*[.AC28]" office:value-type="float" office:value="3.9" calcext:value-type="float">
            <text:p>3.90</text:p>
          </table:table-cell>
          <table:table-cell table:style-name="ce10" table:formula="of:=[.AD27]*[.AD28]" office:value-type="float" office:value="4.05" calcext:value-type="float">
            <text:p>4.05</text:p>
          </table:table-cell>
          <table:table-cell table:style-name="ce10" table:formula="of:=[.AE27]*[.AE28]" office:value-type="float" office:value="1.65" calcext:value-type="float">
            <text:p>1.65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Losses</text:p>
          </table:table-cell>
          <table:table-cell table:style-name="ce11" table:formula="of:=[.E29]-[.E25]" office:value-type="float" office:value="0.985508943282056" calcext:value-type="float">
            <text:p>0.986 </text:p>
          </table:table-cell>
          <table:table-cell table:style-name="ce11" table:formula="of:=[.F29]-[.F25]" office:value-type="float" office:value="0.835508943282056" calcext:value-type="float">
            <text:p>0.836 </text:p>
          </table:table-cell>
          <table:table-cell table:style-name="ce11" table:formula="of:=[.G29]-[.G25]" office:value-type="float" office:value="0.785508943282055" calcext:value-type="float">
            <text:p>0.786 </text:p>
          </table:table-cell>
          <table:table-cell table:style-name="ce11" table:formula="of:=[.H29]-[.H25]" office:value-type="float" office:value="0.685508943282056" calcext:value-type="float">
            <text:p>0.686 </text:p>
          </table:table-cell>
          <table:table-cell table:style-name="ce11" table:formula="of:=[.I29]-[.I25]" office:value-type="float" office:value="0.585508943282056" calcext:value-type="float">
            <text:p>0.586 </text:p>
          </table:table-cell>
          <table:table-cell table:style-name="ce11" table:formula="of:=[.J29]-[.J25]" office:value-type="float" office:value="0.719383605950721" calcext:value-type="float">
            <text:p>0.719 </text:p>
          </table:table-cell>
          <table:table-cell table:style-name="ce11" table:formula="of:=[.K29]-[.K25]" office:value-type="float" office:value="0.903258268619387" calcext:value-type="float">
            <text:p>0.903 </text:p>
          </table:table-cell>
          <table:table-cell table:style-name="ce11" table:formula="of:=[.L29]-[.L25]" office:value-type="float" office:value="1.03713293128805" calcext:value-type="float">
            <text:p>1.037 </text:p>
          </table:table-cell>
          <table:table-cell table:style-name="ce11" table:formula="of:=[.M29]-[.M25]" office:value-type="float" office:value="1.17100759395672" calcext:value-type="float">
            <text:p>1.171 </text:p>
          </table:table-cell>
          <table:table-cell table:style-name="ce11" table:formula="of:=[.N29]-[.N25]" office:value-type="float" office:value="1.30488225662538" calcext:value-type="float">
            <text:p>1.305 </text:p>
          </table:table-cell>
          <table:table-cell table:style-name="ce11" table:formula="of:=[.O29]-[.O25]" office:value-type="float" office:value="1.25488225662538" calcext:value-type="float">
            <text:p>1.255 </text:p>
          </table:table-cell>
          <table:table-cell table:style-name="ce11" table:formula="of:=[.P29]-[.P25]" office:value-type="float" office:value="1.20488225662538" calcext:value-type="float">
            <text:p>1.205 </text:p>
          </table:table-cell>
          <table:table-cell table:style-name="ce11" table:formula="of:=[.Q29]-[.Q25]" office:value-type="float" office:value="1.20488225662538" calcext:value-type="float">
            <text:p>1.205 </text:p>
          </table:table-cell>
          <table:table-cell table:style-name="ce11" table:formula="of:=[.R29]-[.R25]" office:value-type="float" office:value="1.15488225662538" calcext:value-type="float">
            <text:p>1.155 </text:p>
          </table:table-cell>
          <table:table-cell table:style-name="ce11" table:formula="of:=[.S29]-[.S25]" office:value-type="float" office:value="1.15488225662538" calcext:value-type="float">
            <text:p>1.155 </text:p>
          </table:table-cell>
          <table:table-cell table:style-name="ce11" table:formula="of:=[.T29]-[.T25]" office:value-type="float" office:value="1.15488225662538" calcext:value-type="float">
            <text:p>1.155 </text:p>
          </table:table-cell>
          <table:table-cell table:style-name="ce11" table:formula="of:=[.U29]-[.U25]" office:value-type="float" office:value="1.04488225662538" calcext:value-type="float">
            <text:p>1.045 </text:p>
          </table:table-cell>
          <table:table-cell table:style-name="ce11" table:formula="of:=[.V29]-[.V25]" office:value-type="float" office:value="0.964882256625383" calcext:value-type="float">
            <text:p>0.965 </text:p>
          </table:table-cell>
          <table:table-cell table:style-name="ce11" table:formula="of:=[.W29]-[.W25]" office:value-type="float" office:value="0.824882256625384" calcext:value-type="float">
            <text:p>0.825 </text:p>
          </table:table-cell>
          <table:table-cell table:style-name="ce11" table:formula="of:=[.X29]-[.X25]" office:value-type="float" office:value="0.774882256625384" calcext:value-type="float">
            <text:p>0.775 </text:p>
          </table:table-cell>
          <table:table-cell table:style-name="ce11" table:formula="of:=[.Y29]-[.Y25]" office:value-type="float" office:value="0.744882256625384" calcext:value-type="float">
            <text:p>0.745 </text:p>
          </table:table-cell>
          <table:table-cell table:style-name="ce11" table:formula="of:=[.Z29]-[.Z25]" office:value-type="float" office:value="0.674882256625383" calcext:value-type="float">
            <text:p>0.675 </text:p>
          </table:table-cell>
          <table:table-cell table:style-name="ce11" table:formula="of:=[.AA29]-[.AA25]" office:value-type="float" office:value="1.17688225662538" calcext:value-type="float">
            <text:p>1.177 </text:p>
          </table:table-cell>
          <table:table-cell table:style-name="ce11" table:formula="of:=[.AB29]-[.AB25]" office:value-type="float" office:value="0.904882256625384" calcext:value-type="float">
            <text:p>0.905 </text:p>
          </table:table-cell>
          <table:table-cell table:style-name="ce11" table:formula="of:=[.AC29]-[.AC25]" office:value-type="float" office:value="0.804882256625384" calcext:value-type="float">
            <text:p>0.805 </text:p>
          </table:table-cell>
          <table:table-cell table:style-name="ce11" table:formula="of:=[.AD29]-[.AD25]" office:value-type="float" office:value="0.954882256625385" calcext:value-type="float">
            <text:p>0.955 </text:p>
          </table:table-cell>
          <table:table-cell table:style-name="ce11" table:formula="of:=[.AE29]-[.AE25]" office:value-type="float" office:value="1.05146774725339" calcext:value-type="float">
            <text:p>1.051 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Efficiency</text:p>
          </table:table-cell>
          <table:table-cell table:style-name="ce12" table:formula="of:=[.E25]/[.E29]" office:value-type="float" office:value="0.50724552835897" calcext:value-type="float">
            <text:p>0.507245528359</text:p>
          </table:table-cell>
          <table:table-cell table:style-name="ce12" table:formula="of:=[.F25]/[.F29]" office:value-type="float" office:value="0.548373544171859" calcext:value-type="float">
            <text:p>0.5483735441719</text:p>
          </table:table-cell>
          <table:table-cell table:style-name="ce12" table:formula="of:=[.G25]/([.G25]+[.G30])" office:value-type="float" office:value="0.563606142621079" calcext:value-type="float">
            <text:p>0.5636061426211</text:p>
          </table:table-cell>
          <table:table-cell table:style-name="ce12" table:formula="of:=[.H25]/([.H25]+[.H30])" office:value-type="float" office:value="0.596759445128201" calcext:value-type="float">
            <text:p>0.5967594451282</text:p>
          </table:table-cell>
          <table:table-cell table:style-name="ce12" table:formula="of:=[.I25]/([.I25]+[.I30])" office:value-type="float" office:value="0.634056910448714" calcext:value-type="float">
            <text:p>0.6340569104487</text:p>
          </table:table-cell>
          <table:table-cell table:style-name="ce12" table:formula="of:=[.J25]/([.J25]+[.J30])" office:value-type="float" office:value="0.665402973976409" calcext:value-type="float">
            <text:p>0.6654029739764</text:p>
          </table:table-cell>
          <table:table-cell table:style-name="ce12" table:formula="of:=[.K25]/([.K25]+[.K30])" office:value-type="float" office:value="0.671542447774768" calcext:value-type="float">
            <text:p>0.6715424477748</text:p>
          </table:table-cell>
          <table:table-cell table:style-name="ce12" table:formula="of:=[.L25]/([.L25]+[.L30])" office:value-type="float" office:value="0.685717293549076" calcext:value-type="float">
            <text:p>0.6857172935491</text:p>
          </table:table-cell>
          <table:table-cell table:style-name="ce12" table:formula="of:=[.M25]/([.M25]+[.M30])" office:value-type="float" office:value="0.695842183387865" calcext:value-type="float">
            <text:p>0.6958421833879</text:p>
          </table:table-cell>
          <table:table-cell table:style-name="ce12" table:formula="of:=[.N25]/([.N25]+[.N30])" office:value-type="float" office:value="0.703435850766959" calcext:value-type="float">
            <text:p>0.703435850767</text:p>
          </table:table-cell>
          <table:table-cell table:style-name="ce12" table:formula="of:=[.O25]/([.O25]+[.O30])" office:value-type="float" office:value="0.711521320316005" calcext:value-type="float">
            <text:p>0.711521320316</text:p>
          </table:table-cell>
          <table:table-cell table:style-name="ce17" table:formula="of:=[.P25]/([.P25]+[.P30])" office:value-type="percentage" office:value="0.719794824040608" calcext:value-type="percentage">
            <text:p>71.98%</text:p>
          </table:table-cell>
          <table:table-cell table:style-name="ce17" table:formula="of:=[.Q25]/([.Q25]+[.Q30])" office:value-type="percentage" office:value="0.719794824040608" calcext:value-type="percentage">
            <text:p>71.98%</text:p>
          </table:table-cell>
          <table:table-cell table:style-name="ce17" table:formula="of:=[.R25]/([.R25]+[.R30])" office:value-type="percentage" office:value="0.728262998441086" calcext:value-type="percentage">
            <text:p>72.83%</text:p>
          </table:table-cell>
          <table:table-cell table:style-name="ce17" table:formula="of:=[.S25]/([.S25]+[.S30])" office:value-type="percentage" office:value="0.728262998441086" calcext:value-type="percentage">
            <text:p>72.83%</text:p>
          </table:table-cell>
          <table:table-cell table:style-name="ce17" table:formula="of:=[.T25]/([.T25]+[.T30])" office:value-type="percentage" office:value="0.728262998441086" calcext:value-type="percentage">
            <text:p>72.83%</text:p>
          </table:table-cell>
          <table:table-cell table:style-name="ce17" table:formula="of:=[.U25]/([.U25]+[.U30])" office:value-type="percentage" office:value="0.747612981491453" calcext:value-type="percentage">
            <text:p>74.76%</text:p>
          </table:table-cell>
          <table:table-cell table:style-name="ce17" table:formula="of:=[.V25]/([.V25]+[.V30])" office:value-type="percentage" office:value="0.762344271767147" calcext:value-type="percentage">
            <text:p>76.23%</text:p>
          </table:table-cell>
          <table:table-cell table:style-name="ce17" table:formula="of:=[.W25]/([.W25]+[.W30])" office:value-type="percentage" office:value="0.789570852901688" calcext:value-type="percentage">
            <text:p>78.96%</text:p>
          </table:table-cell>
          <table:table-cell table:style-name="ce17" table:formula="of:=[.X25]/([.X25]+[.X30])" office:value-type="percentage" office:value="0.799772026711787" calcext:value-type="percentage">
            <text:p>79.98%</text:p>
          </table:table-cell>
          <table:table-cell table:style-name="ce17" table:formula="of:=[.Y25]/([.Y25]+[.Y30])" office:value-type="percentage" office:value="0.806020245670473" calcext:value-type="percentage">
            <text:p>80.60%</text:p>
          </table:table-cell>
          <table:table-cell table:style-name="ce17" table:formula="of:=[.Z25]/([.Z25]+[.Z30])" office:value-type="percentage" office:value="0.820986138826158" calcext:value-type="percentage">
            <text:p>82.10%</text:p>
          </table:table-cell>
          <table:table-cell table:style-name="ce17" table:formula="of:=[.AA25]/([.AA25]+[.AA30])" office:value-type="percentage" office:value="0.724512580377953" calcext:value-type="percentage">
            <text:p>72.45%</text:p>
          </table:table-cell>
          <table:table-cell table:style-name="ce17" table:formula="of:=[.AB25]/([.AB25]+[.AB30])" office:value-type="percentage" office:value="0.773779435843654" calcext:value-type="percentage">
            <text:p>77.38%</text:p>
          </table:table-cell>
          <table:table-cell table:style-name="ce17" table:formula="of:=[.AC25]/([.AC25]+[.AC30])" office:value-type="percentage" office:value="0.793619934198619" calcext:value-type="percentage">
            <text:p>79.36%</text:p>
          </table:table-cell>
          <table:table-cell table:style-name="ce17" table:formula="of:=[.AD25]/([.AD25]+[.AD30])" office:value-type="percentage" office:value="0.764226603302374" calcext:value-type="percentage">
            <text:p>76.42%</text:p>
          </table:table-cell>
          <table:table-cell table:style-name="ce17" table:formula="of:=[.AE25]/([.AE25]+[.AE30])" office:value-type="percentage" office:value="0.36274681984643" calcext:value-type="percentage">
            <text:p>36.27%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table:style-name="ce2"/>
          <table:table-cell table:number-columns-repeated="9"/>
          <table:table-cell table:style-name="ce2"/>
          <table:table-cell table:number-columns-repeated="3"/>
          <table:table-cell table:style-name="ce2" table:number-columns-repeated="8"/>
          <table:table-cell table:number-columns-repeated="998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Measured Treset Time (sec)</text:p>
          </table:table-cell>
          <table:table-cell table:number-columns-repeated="9"/>
          <table:table-cell table:style-name="ce2"/>
          <table:table-cell table:number-columns-repeated="3"/>
          <table:table-cell table:style-name="ce6" office:value-type="float" office:value="0.0000039" calcext:value-type="float">
            <text:p>3.90E-06</text:p>
          </table:table-cell>
          <table:table-cell table:number-columns-repeated="2" table:style-name="ce6" office:value-type="float" office:value="0.00000456" calcext:value-type="float">
            <text:p>4.56E-06</text:p>
          </table:table-cell>
          <table:table-cell table:style-name="ce25" office:value-type="float" office:value="0.00000394" calcext:value-type="float">
            <text:p>3.94E-06</text:p>
          </table:table-cell>
          <table:table-cell table:style-name="ce6" office:value-type="float" office:value="0.00000342" calcext:value-type="float">
            <text:p>3.42E-06</text:p>
          </table:table-cell>
          <table:table-cell table:style-name="ce6" office:value-type="float" office:value="0.00000308" calcext:value-type="float">
            <text:p>3.08E-06</text:p>
          </table:table-cell>
          <table:table-cell table:style-name="ce6" office:value-type="float" office:value="0.00000276" calcext:value-type="float">
            <text:p>2.76E-06</text:p>
          </table:table-cell>
          <table:table-cell table:style-name="ce6"/>
          <table:table-cell table:number-columns-repeated="2"/>
          <table:table-cell table:number-columns-repeated="2" office:value-type="float" office:value="0.00000468" calcext:value-type="float">
            <text:p>0.00000468</text:p>
          </table:table-cell>
          <table:table-cell table:number-columns-repeated="2" table:style-name="ce6" office:value-type="float" office:value="0.00000434" calcext:value-type="float">
            <text:p>4.34E-06</text:p>
          </table:table-cell>
          <table:table-cell table:number-columns-repeated="992"/>
          <table:table-cell table:style-name="ce2"/>
        </table:table-row>
        <table:table-row table:style-name="ro4">
          <table:table-cell table:number-columns-repeated="3"/>
          <table:table-cell office:value-type="string" calcext:value-type="string">
            <text:p>Measured FET Toff Time (sec)</text:p>
          </table:table-cell>
          <table:table-cell table:number-columns-repeated="9"/>
          <table:table-cell table:style-name="ce2"/>
          <table:table-cell table:number-columns-repeated="3"/>
          <table:table-cell table:style-name="ce6" office:value-type="float" office:value="0.000000066" calcext:value-type="float">
            <text:p>6.60E-08</text:p>
          </table:table-cell>
          <table:table-cell table:number-columns-repeated="2" table:style-name="ce6" office:value-type="float" office:value="0.000000072" calcext:value-type="float">
            <text:p>7.20E-08</text:p>
          </table:table-cell>
          <table:table-cell table:number-columns-repeated="4" table:style-name="ce6" office:value-type="float" office:value="0.000000073" calcext:value-type="float">
            <text:p>7.30E-08</text:p>
          </table:table-cell>
          <table:table-cell table:style-name="ce6"/>
          <table:table-cell table:number-columns-repeated="2"/>
          <table:table-cell table:number-columns-repeated="2" table:style-name="ce6" office:value-type="float" office:value="0.000000073" calcext:value-type="float">
            <text:p>7.30E-08</text:p>
          </table:table-cell>
          <table:table-cell table:number-columns-repeated="2" table:style-name="ce6" office:value-type="float" office:value="0.000000000065" calcext:value-type="float">
            <text:p>6.50E-11</text:p>
          </table:table-cell>
          <table:table-cell table:number-columns-repeated="992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Power Inductor Temperature (degC) ambient 22</text:p>
          </table:table-cell>
          <table:table-cell table:number-columns-repeated="9"/>
          <table:table-cell table:style-name="ce13" office:value-type="float" office:value="37" calcext:value-type="float">
            <text:p>37</text:p>
          </table:table-cell>
          <table:table-cell table:number-columns-repeated="4"/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number-columns-repeated="1001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power FET</text:p>
          </table:table-cell>
          <table:table-cell table:number-columns-repeated="15"/>
          <table:table-cell table:style-name="ce23" office:value-type="float" office:value="43" calcext:value-type="float">
            <text:p>43</text:p>
          </table:table-cell>
          <table:table-cell/>
          <table:table-cell table:style-name="ce23"/>
          <table:table-cell table:number-columns-repeated="1001"/>
          <table:table-cell table:style-name="ce2"/>
        </table:table-row>
        <table:table-row table:style-name="ro3">
          <table:table-cell table:number-columns-repeated="3"/>
          <table:table-cell office:value-type="string" calcext:value-type="string">
            <text:p>Power Diode</text:p>
          </table:table-cell>
          <table:table-cell table:number-columns-repeated="15"/>
          <table:table-cell table:style-name="ce23" office:value-type="float" office:value="37" calcext:value-type="float">
            <text:p>37</text:p>
          </table:table-cell>
          <table:table-cell/>
          <table:table-cell table:style-name="ce23"/>
          <table:table-cell table:number-columns-repeated="1001"/>
          <table:table-cell table:style-name="ce2"/>
        </table:table-row>
        <table:table-row table:style-name="ro4">
          <table:table-cell table:number-columns-repeated="3"/>
          <table:table-cell table:style-name="ce4" office:value-type="string" calcext:value-type="string">
            <text:p>estimated efficiency with Core Loss Improvement</text:p>
          </table:table-cell>
          <table:table-cell table:number-columns-repeated="14"/>
          <table:table-cell table:style-name="ce15" table:formula="of:=[.S25]/([.S25]/[.S31]-[.S39])" office:value-type="percentage" office:value="0.809181109378985" calcext:value-type="percentage">
            <text:p>80.92%</text:p>
          </table:table-cell>
          <table:table-cell table:style-name="ce15" table:formula="of:=[.T25]/([.T25]/[.T31]-[.T39])" office:value-type="percentage" office:value="0.88431935524989" calcext:value-type="percentage">
            <text:p>88.43%</text:p>
          </table:table-cell>
          <table:table-cell table:style-name="ce15" table:formula="of:=[.U25]/([.U25]/[.U31]-[.U39])" office:value-type="percentage" office:value="0.833140711540946" calcext:value-type="percentage">
            <text:p>83.31%</text:p>
          </table:table-cell>
          <table:table-cell table:style-name="ce15" table:formula="of:=[.V25]/([.V25]/[.V31]-[.V39])" office:value-type="percentage" office:value="0.851476683184213" calcext:value-type="percentage">
            <text:p>85.15%</text:p>
          </table:table-cell>
          <table:table-cell table:style-name="ce15" table:formula="of:=[.W25]/([.W25]/[.W31]-[.W39])" office:value-type="percentage" office:value="0.88558447592979" calcext:value-type="percentage">
            <text:p>88.56%</text:p>
          </table:table-cell>
          <table:table-cell table:style-name="ce15" table:formula="of:=[.X25]/([.X25]/[.X31]-[.X39])" office:value-type="percentage" office:value="0.898437661356928" calcext:value-type="percentage">
            <text:p>89.84%</text:p>
          </table:table-cell>
          <table:table-cell table:style-name="ce15" table:formula="of:=[.Y25]/([.Y25]/[.Y31]-[.Y39])" office:value-type="percentage" office:value="0.906330232320532" calcext:value-type="percentage">
            <text:p>90.63%</text:p>
          </table:table-cell>
          <table:table-cell table:style-name="ce15" table:formula="of:=[.Z25]/([.Z25]/[.Z31]-[.Z39])" office:value-type="percentage" office:value="0.925296784267449" calcext:value-type="percentage">
            <text:p>92.53%</text:p>
          </table:table-cell>
          <table:table-cell table:style-name="ce15" table:formula="of:=[.AA25]/([.AA25]/[.AA31]-[.AA39])" office:value-type="percentage" office:value="0.804553611482874" calcext:value-type="percentage">
            <text:p>80.46%</text:p>
          </table:table-cell>
          <table:table-cell table:style-name="ce15" table:formula="of:=[.AB25]/([.AB25]/[.AB31]-[.AB39])" office:value-type="percentage" office:value="0.88431935524989" calcext:value-type="percentage">
            <text:p>88.43%</text:p>
          </table:table-cell>
          <table:table-cell table:style-name="ce15" table:formula="of:=[.AC25]/([.AC25]/[.AC31]-[.AC39])" office:value-type="percentage" office:value="0.793619934198619" calcext:value-type="percentage">
            <text:p>79.36%</text:p>
          </table:table-cell>
          <table:table-cell table:number-columns-repeated="994"/>
          <table:table-cell table:style-name="ce2"/>
        </table:table-row>
        <table:table-row table:style-name="ro4">
          <table:table-cell table:number-columns-repeated="3"/>
          <table:table-cell table:style-name="ce4" office:value-type="string" calcext:value-type="string">
            <text:p>Estimated Core Losses</text:p>
          </table:table-cell>
          <table:table-cell table:number-columns-repeated="14"/>
          <table:table-cell office:value-type="float" office:value="0.425" calcext:value-type="float">
            <text:p>0.425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0.425" calcext:value-type="float">
            <text:p>0.4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94"/>
          <table:table-cell table:style-name="ce2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8"/>
          <table:table-cell table:style-name="Default"/>
          <table:table-cell table:number-columns-repeated="1005"/>
        </table:table-row>
        <table:table-row table:style-name="ro4">
          <table:table-cell table:number-columns-repeated="17"/>
          <table:table-cell office:value-type="string" calcext:value-type="string">
            <text:p>Input Voltage</text:p>
          </table:table-cell>
          <table:table-cell table:formula="of:=[.AA27]" office:value-type="float" office:value="4.8" calcext:value-type="float">
            <text:p>4.8</text:p>
          </table:table-cell>
          <table:table-cell table:formula="of:=[.T27]" office:value-type="float" office:value="5" calcext:value-type="float">
            <text:p>5</text:p>
          </table:table-cell>
          <table:table-cell table:formula="of:=[.U27]" office:value-type="float" office:value="6" calcext:value-type="float">
            <text:p>6</text:p>
          </table:table-cell>
          <table:table-cell table:formula="of:=[.V27]" office:value-type="float" office:value="7" calcext:value-type="float">
            <text:p>7</text:p>
          </table:table-cell>
          <table:table-cell table:formula="of:=[.W27]" office:value-type="float" office:value="8" calcext:value-type="float">
            <text:p>8</text:p>
          </table:table-cell>
          <table:table-cell table:formula="of:=[.X27]" office:value-type="float" office:value="9" calcext:value-type="float">
            <text:p>9</text:p>
          </table:table-cell>
          <table:table-cell table:formula="of:=[.Y27]" office:value-type="float" office:value="12" calcext:value-type="float">
            <text:p>12</text:p>
          </table:table-cell>
          <table:table-cell table:formula="of:=[.Z27]" office:value-type="float" office:value="13" calcext:value-type="float">
            <text:p>13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17"/>
          <table:table-cell office:value-type="string" calcext:value-type="string">
            <text:p>Efficiency</text:p>
          </table:table-cell>
          <table:table-cell table:style-name="ce15" table:formula="of:=[.AA31]" office:value-type="percentage" office:value="0.724512580377953" calcext:value-type="percentage">
            <text:p>72.45%</text:p>
          </table:table-cell>
          <table:table-cell table:style-name="ce15" table:formula="of:=[.T31]" office:value-type="percentage" office:value="0.728262998441086" calcext:value-type="percentage">
            <text:p>72.83%</text:p>
          </table:table-cell>
          <table:table-cell table:style-name="ce15" table:formula="of:=[.U31]" office:value-type="percentage" office:value="0.747612981491453" calcext:value-type="percentage">
            <text:p>74.76%</text:p>
          </table:table-cell>
          <table:table-cell table:style-name="ce15" table:formula="of:=[.V31]" office:value-type="percentage" office:value="0.762344271767147" calcext:value-type="percentage">
            <text:p>76.23%</text:p>
          </table:table-cell>
          <table:table-cell table:style-name="ce15" table:formula="of:=[.W31]" office:value-type="percentage" office:value="0.789570852901688" calcext:value-type="percentage">
            <text:p>78.96%</text:p>
          </table:table-cell>
          <table:table-cell table:style-name="ce15" table:formula="of:=[.X31]" office:value-type="percentage" office:value="0.799772026711787" calcext:value-type="percentage">
            <text:p>79.98%</text:p>
          </table:table-cell>
          <table:table-cell table:style-name="ce15" table:formula="of:=[.Y31]" office:value-type="percentage" office:value="0.806020245670473" calcext:value-type="percentage">
            <text:p>80.60%</text:p>
          </table:table-cell>
          <table:table-cell table:style-name="ce15" table:formula="of:=[.Z31]" office:value-type="percentage" office:value="0.820986138826158" calcext:value-type="percentage">
            <text:p>82.10%</text:p>
          </table:table-cell>
          <table:table-cell table:style-name="Default"/>
          <table:table-cell table:number-columns-repeated="99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&quot;#ref!&quot;"/>
          <table:named-expression table:name="Sheet_Title" table:base-cell-address="$Sheet1.$A$1" table:expression="&quot;Sheet1&quot;"/>
        </table:named-expressions>
      </table:table>
      <table:table table:name="Sheet2" table:style-name="ta2">
        <table:table-column table:style-name="co19" table:number-columns-repeated="7" table:default-cell-style-name="Default"/>
        <table:table-row table:style-name="ro5" table:number-rows-repeated="3">
          <table:table-cell table:number-columns-repeated="7"/>
        </table:table-row>
        <table:table-row table:style-name="ro5">
          <table:table-cell/>
          <table:table-cell office:value-type="string" calcext:value-type="string">
            <text:p>Air core design at 106 khz <text:s text:c="4"/>. <text:s text:c="2"/>Much more losses than at 40kHz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5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Losses</text:p>
          </table:table-cell>
        </table:table-row>
        <table:table-row table:style-name="ro5">
          <table:table-cell/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style-name="ce29" office:value-type="float" office:value="0.0036" calcext:value-type="float">
            <text:p>3.60E-03</text:p>
          </table:table-cell>
          <table:table-cell table:formula="of:=[.D7]*[.E7]/([.C7]*[.B7])" office:value-type="float" office:value="0.343542857142857" calcext:value-type="float">
            <text:p>0.3435428571429</text:p>
          </table:table-cell>
          <table:table-cell table:formula="of:=[.C7]*[.B7]-[.D7]*[.E7]" office:value-type="float" office:value="1.1488" calcext:value-type="float">
            <text:p>1.1488</text:p>
          </table:table-cell>
        </table:table-row>
        <table:table-row table:style-name="ro5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style-name="ce29" office:value-type="float" office:value="0.00611" calcext:value-type="float">
            <text:p>6.11E-03</text:p>
          </table:table-cell>
          <table:table-cell table:formula="of:=[.D8]*[.E8]/([.C8]*[.B8])" office:value-type="float" office:value="0.453497777777778" calcext:value-type="float">
            <text:p>0.4534977777778</text:p>
          </table:table-cell>
          <table:table-cell table:formula="of:=[.C8]*[.B8]-[.D8]*[.E8]" office:value-type="float" office:value="1.22963" calcext:value-type="float">
            <text:p>1.22963</text:p>
          </table:table-cell>
        </table:table-row>
        <table:table-row table:style-name="ro5">
          <table:table-cell/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style-name="ce29" office:value-type="float" office:value="0.00861" calcext:value-type="float">
            <text:p>8.61E-03</text:p>
          </table:table-cell>
          <table:table-cell table:formula="of:=[.D9]*[.E9]/([.C9]*[.B9])" office:value-type="float" office:value="0.463829032258065" calcext:value-type="float">
            <text:p>0.4638290322581</text:p>
          </table:table-cell>
          <table:table-cell table:formula="of:=[.C9]*[.B9]-[.D9]*[.E9]" office:value-type="float" office:value="1.66213" calcext:value-type="float">
            <text:p>1.66213</text:p>
          </table:table-cell>
        </table:table-row>
        <table:table-row table:style-name="ro5">
          <table:table-cell/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style-name="ce29" office:value-type="float" office:value="0.0111" calcext:value-type="float">
            <text:p>1.11E-02</text:p>
          </table:table-cell>
          <table:table-cell table:formula="of:=[.D10]*[.E10]/([.C10]*[.B10])" office:value-type="float" office:value="0.469291139240506" calcext:value-type="float">
            <text:p>0.4692911392405</text:p>
          </table:table-cell>
          <table:table-cell table:formula="of:=[.C10]*[.B10]-[.D10]*[.E10]" office:value-type="float" office:value="2.0963" calcext:value-type="float">
            <text:p>2.0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  <number:text> </number:text>
    </number:number-style>
    <number:number-style style:name="N122">
      <number:text> (</number:text>
      <number:number number:decimal-places="3" number:min-integer-digits="1" number:grouping="true"/>
      <number:text>)</number:text>
    </number:number-style>
    <number:number-style style:name="N123">
      <number:text>-</number:text>
      <number:number number:decimal-places="0" number:min-integer-digits="0"/>
      <number:text> </number:text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P1" style:volatile="true">
      <number:text> (</number:text>
      <number:number number:decimal-places="3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1" number:grouping="true"/>
      <number:text> </number:text>
    </number:number-style>
    <number:number-style style:name="N126">
      <number:text> (</number:text>
      <number:number number:decimal-places="0" number:min-integer-digits="1" number:grouping="true"/>
      <number:text>)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4" number:min-integer-digits="1" number:grouping="true"/>
      <number:text> </number:text>
    </number:number-style>
    <number:number-style style:name="N129">
      <number:text> (</number:text>
      <number:number number:decimal-places="4" number:min-integer-digits="1" number:grouping="true"/>
      <number:text>)</number:text>
    </number:number-style>
    <number:number-style style:name="N130P0" style:volatile="true">
      <number:number number:decimal-places="4" number:min-integer-digits="1" number:grouping="true"/>
      <number:text> </number:text>
    </number:number-style>
    <number:number-style style:name="N130P1" style:volatile="true">
      <number:text> (</number:text>
      <number:number number:decimal-places="4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2">
      <number:text> (</number:text>
      <number:number number:decimal-places="2" number:min-integer-digits="1" number:grouping="true"/>
      <number:text>)</number:text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">
      <number:number number: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style:print-page-order="ttb" style:scale-to="10000%" style:writing-mode="lr-tb" gnm:style-print="" style:print="charts drawings objects"/>
      <style:header-style>
        <style:header-footer-properties fo:min-height="0.45in" fo:margin-left="0in" fo:margin-right="0in" fo:margin-bottom="0in" fo:border="none" fo:padding="0in" style:shadow="none"/>
      </style:header-style>
      <style:footer-style>
        <style:header-footer-properties fo:min-height="0.4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54:23.635162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Sans,Regular"<text:sheet-name>???</text:sheet-name></text:p>
      </style:header>
      <style:header-left style:display="false"/>
      <style:footer>
        <text:p>Sans,Regular"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0:35:18.360394172</dc:date>
    <dc:language>en-US</dc:language>
    <meta:creation-date>2018-01-20T03:26:19Z</meta:creation-date>
    <meta:editing-cycles>5</meta:editing-cycles>
    <meta:editing-duration>PT2H29M39S</meta:editing-duration>
    <meta:generator>LibreOffice/4.2.8.2$Linux_X86_64 LibreOffice_project/420m0$Build-2</meta:generator>
    <meta:initial-creator>Smith, Mark</meta:initial-creator>
    <meta:document-statistic meta:table-count="2" meta:cell-count="7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79cm" svg:height="16.712cm" xlink:href=".." xlink:type="simple" chart:class="chart:scatter" chart:style-name="ch1">
        <chart:title svg:x="5.41cm" svg:y="0.47cm" chart:style-name="ch2">
          <text:p>5v to 170v Boost Converter Efficiency at 18.5mA vs. input voltage</text:p>
        </chart:title>
        <chart:plot-area chart:style-name="ch3" table:cell-range-address="Sheet1.R45:Sheet1.Z46" chart:data-source-has-labels="column" svg:x="1.49cm" svg:y="1.609cm" svg:width="22.01cm" svg:height="13.788cm">
          <chartooo:coordinate-region svg:x="2.905cm" svg:y="1.808cm" svg:width="20.408cm" svg:height="12.942cm"/>
          <chart:axis chart:dimension="x" chart:name="primary-x" chart:style-name="ch4">
            <chart:title svg:x="11.247cm" svg:y="15.731cm" chart:style-name="ch5">
              <text:p>Input Voltage (V)</text:p>
            </chart:title>
            <chart:grid chart:style-name="ch6" chart:class="major"/>
          </chart:axis>
          <chart:axis chart:dimension="y" chart:name="primary-y" chart:style-name="ch7">
            <chart:title svg:x="0.451cm" svg:y="9.486cm" chart:style-name="ch8">
              <text:p>Efficency (%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S46:Sheet1.Z46" chart:label-cell-address="Sheet1.R46:Sheet1.R46" chart:class="chart:scatter">
            <chart:domain table:cell-range-address="Sheet1.S45:Sheet1.Z4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4.8">
                <text:p>4.8</text:p>
                <draw:g>
                  <svg:desc>Sheet1.S45:Sheet1.Z4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Efficiency</text:p>
                <draw:g>
                  <svg:desc>Sheet1.R46:Sheet1.R46</svg:desc>
                </draw:g>
              </table:table-cell>
              <table:table-cell office:value-type="float" office:value="0.724512580377953">
                <text:p>0.724512580377953</text:p>
                <draw:g>
                  <svg:desc>Sheet1.S46:Sheet1.Z46</svg:desc>
                </draw:g>
              </table:table-cell>
              <table:table-cell office:value-type="float" office:value="0.728262998441086">
                <text:p>0.728262998441086</text:p>
              </table:table-cell>
              <table:table-cell office:value-type="float" office:value="0.747612981491453">
                <text:p>0.747612981491453</text:p>
              </table:table-cell>
              <table:table-cell office:value-type="float" office:value="0.762344271767147">
                <text:p>0.762344271767147</text:p>
              </table:table-cell>
              <table:table-cell office:value-type="float" office:value="0.789570852901688">
                <text:p>0.789570852901688</text:p>
              </table:table-cell>
              <table:table-cell office:value-type="float" office:value="0.799772026711787">
                <text:p>0.799772026711787</text:p>
              </table:table-cell>
              <table:table-cell office:value-type="float" office:value="0.806020245670473">
                <text:p>0.806020245670473</text:p>
              </table:table-cell>
              <table:table-cell office:value-type="float" office:value="0.820986138826158">
                <text:p>0.820986138826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